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f8d59"/>
    </style:style>
    <style:style style:name="P3" style:family="paragraph" style:parent-style-name="Standard">
      <style:text-properties style:font-name="DejaVu Sans" officeooo:rsid="001f8d59" officeooo:paragraph-rsid="001f8d59"/>
    </style:style>
    <style:style style:name="P4" style:family="paragraph" style:parent-style-name="Standard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208f97"/>
    </style:style>
    <style:style style:name="P6" style:family="paragraph" style:parent-style-name="Standard">
      <style:text-properties style:font-name="DejaVu Sans" officeooo:rsid="001f8d59" officeooo:paragraph-rsid="001f8d59"/>
    </style:style>
    <style:style style:name="P7" style:family="paragraph" style:parent-style-name="Standard">
      <style:text-properties style:font-name="DejaVu Sans" fo:font-weight="normal" officeooo:rsid="001f8d59" officeooo:paragraph-rsid="001f8d59" style:font-weight-asian="normal" style:font-weight-complex="normal"/>
    </style:style>
    <style:style style:name="P8" style:family="paragraph" style:parent-style-name="Standard">
      <style:text-properties style:font-name="DejaVu Sans" fo:font-size="12pt" fo:font-weight="normal" officeooo:paragraph-rsid="00208f9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DejaVu Sans" fo:font-size="12pt" fo:font-weight="normal" officeooo:paragraph-rsid="00208f97" style:font-size-asian="12pt" style:font-weight-asian="normal" style:font-size-complex="12pt" style:font-weight-complex="normal"/>
    </style:style>
    <style:style style:name="T1" style:family="text">
      <style:text-properties style:font-name="DejaVu Sans" fo:font-weight="normal" style:font-weight-asian="normal" style:font-weight-complex="normal"/>
    </style:style>
    <style:style style:name="T2" style:family="text">
      <style:text-properties style:font-name="DejaVu Sans" fo:font-weight="normal" officeooo:rsid="001f8d59" style:font-weight-asian="normal" style:font-weight-complex="normal"/>
    </style:style>
    <style:style style:name="T3" style:family="text">
      <style:text-properties style:font-name="DejaVu Sans" fo:font-weight="normal" officeooo:rsid="00208f97" style:font-weight-asian="normal" style:font-weight-complex="normal"/>
    </style:style>
    <style:style style:name="T4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DejaVu Sans" fo:font-size="12pt" fo:font-weight="normal" officeooo:rsid="00208f97" style:font-size-asian="12pt" style:font-weight-asian="normal" style:font-size-complex="12pt" style:font-weight-complex="normal"/>
    </style:style>
    <style:style style:name="T6" style:family="text">
      <style:text-properties officeooo:rsid="00208f9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DdeLink__8_2869260168"/><text:bookmark-start text:name="__DdeLink__377_3154859072"/><text:bookmark-start text:name="__DdeLink__2_2869260168"/>Sadiq Abışov – Anbardar / Stoka Nəzarət<text:bookmark-end text:name="__DdeLink__2_2869260168"/> / Sayım mütəxəssisi</text:p>
      <text:p text:style-name="P3">(050) 747 - 12 - 58</text:p>
      <text:p text:style-name="P3">sadiqabishov96@gmail.com</text:p>
      <text:p text:style-name="P2"/>
      <text:p text:style-name="P2"/>
      <text:p text:style-name="P7">Haqqımda</text:p>
      <text:p text:style-name="Standard"><text:span text:style-name="T1">6 ildən çox </text:span><text:span text:style-name="T2">müxtəlif mağaza və şirkətlərdə </text:span><text:span text:style-name="T1">anbar əməliyyatları, </text:span><text:span text:style-name="Strong_20_Emphasis"><text:span text:style-name="T1">stoka nəzarət</text:span></text:span><text:span text:style-name="T1">, inventarizasiya, sayım </text:span><text:span text:style-name="T2">və kassa</text:span><text:span text:style-name="T1"> sahəsində </text:span><text:span text:style-name="T2">çalışmışam və bu sahələrdə müxtəlif </text:span><text:span text:style-name="T1">təcrübə</text:span><text:span text:style-name="T2">lərim</text:span><text:span text:style-name="T1"> var. </text:span><text:span text:style-name="T2">İ</text:span><text:span text:style-name="T1">şimi məsuliyyətlə, dəqiqliklə və nizamlı şəkildə həyata keçirirəm. Real vaxt </text:span><text:span text:style-name="Strong_20_Emphasis"><text:span text:style-name="T1">stoka nəzarət</text:span></text:span><text:span text:style-name="T1">, mal qəbulu/məxaric, inventar sayımı və gündəlik hesabatların hazırlanması üzrə yüksək təcrübəyə sahibəm. Hazırda daha stabil, sistemli və </text:span><text:span text:style-name="Strong_20_Emphasis"><text:span text:style-name="T1">stoka nəzarət imkanları olan mühit</text:span></text:span><text:span text:style-name="Strong_20_Emphasis"><text:span text:style-name="T3">də</text:span></text:span><text:span text:style-name="Strong_20_Emphasis"><text:span text:style-name="T1"> uzunmüddətli çalışmaq</text:span></text:span><text:span text:style-name="T1"> məqsədindəyəm.</text:span></text:p>
      <text:p text:style-name="P4"/>
      <text:p text:style-name="P4">İş Təcrübəsi</text:p>
      <text:p text:style-name="P5"><text:span text:style-name="Strong_20_Emphasis"><text:span text:style-name="T4">Bijuteriya Mağazası — Stoka Nəzarət / Anbardar</text:span></text:span><text:span text:style-name="T4"><text:line-break/></text:span><text:span text:style-name="Emphasis"><text:span text:style-name="T4">2024 — 2025 (hal-hazırda)</text:span></text:span></text:p>
      <text:p text:style-name="P5"><text:span text:style-name="Emphasis"><text:span text:style-name="T4"><text:tab/></text:span></text:span><text:span text:style-name="T4">Mal qəbulu və məxaric proseslərinin idarəsi</text:span></text:p>
      <text:p text:style-name="P8"><text:tab/>Stok səviyyələrinin izlənməsi və günlük hesabatların hazırlanması</text:p>
      <text:p text:style-name="P8"><text:tab/>Sayım və inventarizasiya proseslərinin koordinasiyası</text:p>
      <text:p text:style-name="P5"><text:span text:style-name="T4"><text:tab/>Məhsulların anbar</text:span><text:span text:style-name="T5">a və proqram təminatına doğru</text:span><text:span text:style-name="T4"> yerləşdirilməsi</text:span></text:p>
      <text:p text:style-name="P8"><text:tab/>Kateqoriyalaşdırma və məhsul uçotunun aparılması</text:p>
      <text:p text:style-name="P5"><text:span text:style-name="Strong_20_Emphasis"><text:span text:style-name="T4"/></text:span></text:p>
      <text:p text:style-name="P5"><text:span text:style-name="Strong_20_Emphasis"><text:span text:style-name="T4">Retail Solutions — Sayım Mütəxəssisi / Supervayzer</text:span></text:span><text:span text:style-name="T4"><text:line-break/></text:span><text:span text:style-name="Emphasis"><text:span text:style-name="T4">2020 — 2024</text:span></text:span></text:p>
      <text:p text:style-name="P5"><text:span text:style-name="Emphasis"><text:span text:style-name="T4"><text:tab/></text:span></text:span><text:span text:style-name="T4">Sayım komandasının idarə olunması və iş proseslərinin koordinasiyası</text:span></text:p>
      <text:p text:style-name="P8"><text:tab/>Dünyaca məşhur brendlərdə inventar sayımlarının təşkili və icrası</text:p>
      <text:p text:style-name="P8"><text:tab/>Komandanın düzgün yönləndirilməsi və səmərəliliyin artırılması</text:p>
      <text:list text:style-name="L1">
        <text:list-header>
          <text:p text:style-name="P9"><text:bookmark-start text:name="__DdeLink__4_2869260168"/>Go Sport, Nike, Zara, Mavi, Tiffany &amp; Co, BVLGari, Dolce &amp; Gabbana, Lamborghini və Kapital Bank-da <text:span text:style-name="T6">daxil olmaqla və bir çox başqa fərqli brendlərin inventar və </text:span>əsas vəsait sayımlarında iştirak.<text:bookmark-end text:name="__DdeLink__4_2869260168"/></text:p>
        </text:list-header>
      </text:list>
      <text:p text:style-name="Standard"><text:span text:style-name="Strong_20_Emphasis"><text:span text:style-name="T4"/></text:span></text:p>
      <text:p text:style-name="P5"><text:span text:style-name="Strong_20_Emphasis"><text:span text:style-name="T4">Bizim Market — Sayım Mütəxəssisi (Operator)</text:span></text:span><text:span text:style-name="T4"><text:line-break/></text:span><text:span text:style-name="Emphasis"><text:span text:style-name="T4">2017 — 2020</text:span></text:span></text:p>
      <text:p text:style-name="P5"><text:span text:style-name="Emphasis"><text:span text:style-name="T4"><text:tab/></text:span></text:span><text:span text:style-name="T4">Mağaza daxili inventar sayımlarının aparılması</text:span></text:p>
      <text:p text:style-name="P8"><text:tab/>Dəqiq məlumatların sistemə daxil edilməsi</text:p>
      <text:p text:style-name="P8"><text:tab/>Komanda daxilində koordinasiya və iş bölgüsü</text:p>
      <text:p text:style-name="P8"><text:tab/>Sayım nəticələrinin düzgünlüyünün təmin edilməsi</text:p>
      <text:p text:style-name="P4"/>
      <text:p text:style-name="P1"/>
      <text:p text:style-name="P2">Bacarıqlar və Təcrübə</text:p>
      <text:p text:style-name="P2"><text:tab/>Stoka nəzarət və anbar əməliyyatları</text:p>
      <text:p text:style-name="P2"><text:tab/>Real vaxt stoka nəzarət</text:p>
      <text:p text:style-name="P2"><text:tab/>Mal qəbulu və məxaric</text:p>
      <text:p text:style-name="P2"><text:tab/>Sayım və inventarizasiya</text:p>
      <text:p text:style-name="P2"><text:tab/>Stok uyğunsuzluqlarının təhlili və həlli</text:p>
      <text:p text:style-name="P2"><text:tab/>Hesabatların hazırlanması və sistemə daxil edilməsi</text:p>
      <text:p text:style-name="P2"><text:tab/>POS və ERP sistemləri ilə işləmə</text:p>
      <text:p text:style-name="P2"><text:tab/>Komanda ilə əməkdaşlıq</text:p>
      <text:p text:style-name="P2"><text:tab/>Müştəri ilə davranış mədəniyyəti</text:p>
      <text:p text:style-name="P2"><text:tab/>Excel (əsas səviyyə)</text:p>
      <text:p text:style-name="P1"/>
      <text:p text:style-name="P2">Dil bilikləri</text:p>
      <text:p text:style-name="P2"><text:tab/>Azərbaycan — Ana dili</text:p>
      <text:p text:style-name="P2"><text:tab/>Türk — Orta səviyyə</text:p>
      <text:p text:style-name="P2"><text:tab/>İngilis — Başlanğıc səviyyə</text:p>
      <text:p text:style-name="P1"/>
      <text:p text:style-name="P2">Əlavə Məlumat</text:p>
      <text:p text:style-name="P2"><text:tab/>Hərbi xidməti tamamlamışam</text:p>
      <text:p text:style-name="P2"><text:soft-page-break/><text:tab/>Azərbaycan vətəndaşı, evli<text:bookmark-end text:name="__DdeLink__377_3154859072"/><text:bookmark-end text:name="__DdeLink__8_286926016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1701in" fo:margin-bottom="0.1701in" fo:margin-left="0.1665in" fo:margin-right="0.16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20:50:00.258067291</meta:creation-date>
    <dc:date>2025-11-25T21:18:08.180276051</dc:date>
    <meta:editing-duration>PT20M16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40" meta:word-count="272" meta:character-count="2123" meta:non-whitespace-character-count="1855"/>
  </office:meta>
</office:document-meta>
</file>